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00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ffe6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4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133860232000000pt"/>
    </style:style>
    <style:style style:name="gr5" style:family="graphic">
      <style:graphic-properties draw:fill="solid" draw:fill-color="#fbff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path draw:style-name="gr1" xml:id="shape-1" draw:id="shape-1" draw:layer="" svg:width="148.57585029598pt" svg:height="193.85536729766pt" svg:x="136.16153348609pt" svg:y="164.87913982101pt" svg:viewBox="0 0 149 194" svg:d="M117.607 79.4827C111.687 38.6771 106.299 4.72678 75.6058 0C42.2956 0 30.9124 45.0168 30.7405 75.8063C3.61124 113.825 -18.1816 143.855 22.4426 118.611C22.6872 163.118 50.0015 193.855 75.9759 193.855C103.103 193.855 129.238 160.329 125.214 117.82C150.462 137.542 164.651 138.921 117.607 79.4827Z" calligra:nodeTypes="ccccccc">
          <draw:glue-point draw:id="4" svg:x="0.50000000000pt" svg:y="0.50000000000pt" draw:align="center"/>
        </draw:path>
        <draw:ellipse draw:style-name="gr2" xml:id="shape-2" draw:id="shape-2" draw:layer="" svg:width="84.48554049296pt" svg:height="122.28170334507pt" svg:x="169.26194881172pt" svg:y="236.39540874707pt" draw:kind="full">
          <draw:glue-point draw:id="4" svg:x="0.50000000000pt" svg:y="0.50000000000pt" draw:align="center"/>
        </draw:ellipse>
        <draw:ellipse draw:style-name="gr2" xml:id="shape-3" draw:id="shape-3" draw:layer="" svg:width="31.18024356482pt" svg:height="37.46869604848pt" svg:x="208.86891619677pt" svg:y="204.88340719342pt" draw:kind="full">
          <draw:glue-point draw:id="4" svg:x="0.50000000000pt" svg:y="0.50000000000pt" draw:align="center"/>
        </draw:ellipse>
        <draw:ellipse draw:style-name="gr2" xml:id="shape-4" draw:id="shape-4" draw:layer="" svg:width="29.34611159042pt" svg:height="50.30761986929pt" svg:x="180.30886116681pt" svg:y="196.49880388188pt" draw:kind="full">
          <draw:glue-point draw:id="4" svg:x="0.50000000000pt" svg:y="0.50000000000pt" draw:align="center"/>
        </draw:ellipse>
        <draw:ellipse draw:style-name="gr1" xml:id="shape-5" draw:id="shape-5" draw:layer="" svg:width="8.90864101852pt" svg:height="17.81728203704pt" svg:x="212.53718014557pt" svg:y="215.36416133286pt" draw:kind="full">
          <draw:glue-point draw:id="4" svg:x="0.50000000000pt" svg:y="0.50000000000pt" draw:align="center"/>
        </draw:ellipse>
        <draw:ellipse draw:style-name="gr1" xml:id="shape-6" draw:id="shape-6" draw:layer="" svg:width="9.43267872549pt" svg:height="18.34131974401pt" svg:x="196.02999237596pt" svg:y="214.84012362589pt" draw:kind="full">
          <draw:glue-point draw:id="4" svg:x="0.50000000000pt" svg:y="0.50000000000pt" draw:align="center"/>
        </draw:ellipse>
        <draw:path draw:style-name="gr3" xml:id="shape-7" draw:id="shape-7" draw:layer="" svg:width="30.64025787931pt" svg:height="29.75791591841pt" svg:x="196.25775271318pt" svg:y="236.16360627628pt" svg:viewBox="0 0 31 30" svg:d="M25.985 15.7966C38.1769 2.6429 23.6814 0.269501 13.8042 0.00854159C7.10464 -0.252418 -5.52618 5.47637 2.68263 15.7966C7.18423 21.4196 10.0174 26.3655 14.3338 29.7579C19.4446 23.7559 21.4834 21.9414 25.985 15.7966Z" calligra:nodeTypes="ccccc">
          <draw:glue-point draw:id="4" svg:x="0.50000000000pt" svg:y="0.50000000000pt" draw:align="center"/>
        </draw:path>
        <draw:path draw:style-name="gr4" xml:id="shape-8" draw:id="shape-8" draw:layer="" svg:width="62.17067451035pt" svg:height="22.93403472992pt" svg:x="179.31313427607pt" svg:y="189.77698734643pt" svg:viewBox="0 0 62 23" svg:d="M0 16.4875C2.94843 8.68492 6.47642 3.65045 10.6198 1.21767C14.7633 -1.21511 21.8122 0.171101 24.6754 3.8341C27.5385 7.49709 31.4429 18.4861 32.2238 17.9628C33.0046 17.4395 34.8267 11.945 39.5118 9.06696C44.1971 6.18889 53.0468 7.49709 57.732 13.5149C60.8555 17.5267 62.3304 20.6665 62.157 22.934" calligra:nodeTypes="czzzzzc">
          <draw:glue-point draw:id="4" svg:x="0.50000000000pt" svg:y="0.50000000000pt" draw:align="center"/>
        </draw:path>
        <draw:path draw:style-name="gr5" xml:id="shape-9" draw:id="shape-9" draw:layer="" svg:width="58.99815278841pt" svg:height="35.60464648635pt" svg:x="152.50566608867pt" svg:y="327.18030971538pt" svg:viewBox="0 0 59 36" svg:d="M58.9982 31.3234C58.9982 16.0592 43.8735 0 27.5019 0C11.1301 0 -3.90417 18.1077 0.912915 35.583C12.0292 35.7382 11.5006 35.0085 27.8724 35.0085C44.9852 33.166 49.7345 33.6897 58.9982 31.3234Z" calligra:nodeTypes="ccccc">
          <draw:glue-point draw:id="4" svg:x="0.50000000000pt" svg:y="0.50000000000pt" draw:align="center"/>
        </draw:path>
        <draw:path draw:style-name="gr5" xml:id="shape-10" draw:id="shape-10" draw:layer="" svg:width="58.99635450188pt" svg:height="35.21364853492pt" svg:x="218.31490587487pt" svg:y="326.05277348005pt" svg:viewBox="0 0 59 35" svg:d="M58.9964 30.9794C58.9964 15.8828 43.8721 0 27.501 0C11.1298 0 -3.90405 17.9088 0.912888 35.1922C12.0288 35.3457 11.5002 34.624 27.8715 34.624C44.9838 32.8018 49.7329 33.3197 58.9964 30.9794Z" calligra:nodeTypes="ccccc">
          <draw:glue-point draw:id="4" svg:x="0.50000000000pt" svg:y="0.50000000000pt" draw:align="center"/>
        </draw:path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1</meta:editing-cycles>
    <dc:date>2016-12-18T20:04:23</dc:date>
    <meta:creation-date>2008-10-27T22:59:39</meta:creation-date>
  </office:meta>
</office:document-meta>
</file>